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 office:value-type="string" calcext:value-type="string">
            <text:p>Notes</text:p>
          </table:table-cell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I can almost think a key in advance</text:p>
          </table:table-cell>
          <table:covered-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09:28:10.238286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17T09:57:07.357509810</dc:date>
    <meta:editing-duration>PT24M58S</meta:editing-duration>
    <meta:editing-cycles>8</meta:editing-cycles>
    <meta:document-statistic meta:table-count="1" meta:cell-count="28" meta:object-count="0"/>
  </office:meta>
</office:document-meta>
</file>